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3066c" officeooo:paragraph-rsid="0003066c"/>
    </style:style>
    <style:style style:name="P2" style:family="paragraph" style:parent-style-name="Standard">
      <style:paragraph-properties fo:text-align="end" style:justify-single-word="false"/>
      <style:text-properties officeooo:rsid="0003066c" officeooo:paragraph-rsid="0003066c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066c" officeooo:paragraph-rsid="0003066c" style:font-weight-asian="bold" style:font-weight-complex="bold"/>
    </style:style>
    <style:style style:name="P4" style:family="paragraph" style:parent-style-name="Standard">
      <style:text-properties fo:font-weight="bold" officeooo:rsid="0004205c" officeooo:paragraph-rsid="0004205c" style:font-weight-asian="bold" style:font-weight-complex="bold"/>
    </style:style>
    <style:style style:name="P5" style:family="paragraph" style:parent-style-name="Standard">
      <style:text-properties fo:font-weight="bold" officeooo:rsid="00054fa9" officeooo:paragraph-rsid="00054fa9" style:font-weight-asian="bold" style:font-weight-complex="bold"/>
    </style:style>
    <style:style style:name="P6" style:family="paragraph" style:parent-style-name="Standard" style:list-style-name="L1">
      <style:text-properties officeooo:paragraph-rsid="0004205c"/>
    </style:style>
    <style:style style:name="P7" style:family="paragraph" style:parent-style-name="Standard">
      <style:text-properties fo:font-weight="normal" officeooo:rsid="00054fa9" officeooo:paragraph-rsid="00054fa9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c8cb4" officeooo:paragraph-rsid="000c8cb4" style:font-weight-asian="normal" style:font-weight-complex="normal"/>
    </style:style>
    <style:style style:name="P9" style:family="paragraph" style:parent-style-name="Standard" style:list-style-name="L2">
      <style:text-properties officeooo:rsid="000d9fff" officeooo:paragraph-rsid="000d9fff"/>
    </style:style>
    <style:style style:name="P10" style:family="paragraph" style:parent-style-name="Standard" style:list-style-name="L3">
      <style:text-properties officeooo:rsid="000d9fff" officeooo:paragraph-rsid="000d9fff"/>
    </style:style>
    <style:style style:name="P11" style:family="paragraph" style:parent-style-name="Standard" style:list-style-name="L3">
      <style:text-properties officeooo:rsid="000f0b73" officeooo:paragraph-rsid="000f0b73"/>
    </style:style>
    <style:style style:name="P12" style:family="paragraph" style:parent-style-name="Standard" style:list-style-name="L3">
      <style:text-properties officeooo:rsid="000ff779" officeooo:paragraph-rsid="000ff779"/>
    </style:style>
    <style:style style:name="P13" style:family="paragraph" style:parent-style-name="Standard" style:list-style-name="L3">
      <style:text-properties officeooo:rsid="0011ea10" officeooo:paragraph-rsid="0011ea10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3066c" officeooo:paragraph-rsid="0003066c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306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4fa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205c" style:font-weight-asian="normal" style:font-weight-complex="normal"/>
    </style:style>
    <style:style style:name="T6" style:family="text">
      <style:text-properties fo:font-weight="normal" officeooo:rsid="00054fa9" style:font-weight-asian="normal" style:font-weight-complex="normal"/>
    </style:style>
    <style:style style:name="T7" style:family="text">
      <style:text-properties fo:font-weight="normal" officeooo:rsid="000f0b73" style:font-weight-asian="normal" style:font-weight-complex="normal"/>
    </style:style>
    <style:style style:name="T8" style:family="text">
      <style:text-properties officeooo:rsid="000d9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AU DE BORD</text:p>
      <text:p text:style-name="P1">24 janvier 2020</text:p>
      <text:p text:style-name="P2">Équipe : <text:span text:style-name="T2">?</text:span></text:p>
      <text:p text:style-name="P2">Projet : <text:span text:style-name="T2">?</text:span><text:span text:style-name="T3">draw4US</text:span>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table:number-columns-spanned="5" office:value-type="string">
            <text:p text:style-name="P14">M<text:span text:style-name="T1">embres de l’équip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5">Alexis Valentin-ranc (AV)</text:p>
          </table:table-cell>
          <table:table-cell table:style-name="Tableau1.A2" office:value-type="string">
            <text:p text:style-name="P15">Thomas Delpi (TD)</text:p>
          </table:table-cell>
          <table:table-cell table:style-name="Tableau1.A2" office:value-type="string">
            <text:p text:style-name="P15"><text:span text:style-name="T8">Kevin</text:span> Reynier (K<text:span text:style-name="T8">R</text:span>)</text:p>
          </table:table-cell>
          <table:table-cell table:style-name="Tableau1.A2" office:value-type="string">
            <text:p text:style-name="P15">Clément Gicquel (CG)</text:p>
          </table:table-cell>
          <table:table-cell table:style-name="Tableau1.E2" office:value-type="string">
            <text:p text:style-name="P15">Raphaël Roy (RR)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6"/>
          </table:table-cell>
        </table:table-row>
      </table:table>
      <text:p text:style-name="Standard"/>
      <text:p text:style-name="Standard"/>
      <text:p text:style-name="P4">Objectifs du projet</text:p>
      <text:list xml:id="list1958037283" text:style-name="L1">
        <text:list-item>
          <text:p text:style-name="P6"><text:span text:style-name="T5">Appliquer les concepts de la programmation orientée objet avancée et les modèles de conception</text:span></text:p>
        </text:list-item>
        <text:list-item>
          <text:p text:style-name="P6"><text:span text:style-name="T5">Valider, implémenter et tester la ou les solutions retenues</text:span></text:p>
        </text:list-item>
        <text:list-item>
          <text:p text:style-name="P6"><text:span text:style-name="T5">Exécuter et contrôler un projet d’ingénierie à l’aide d’un tableau de bord</text:span></text:p>
        </text:list-item>
      </text:list>
      <text:p text:style-name="P4"><text:span text:style-name="T4"/></text:p>
      <text:p text:style-name="P4"><text:span text:style-name="T4"/></text:p>
      <text:p text:style-name="P5"><text:s text:c="5"/>ID<text:tab/>Liste des activités Agile</text:p>
      <text:p text:style-name="P5"/>
      <text:list xml:id="list2440069124" text:style-name="L2">
        <text:list-item>
          <text:p text:style-name="P8">Concevoir l’architecture</text:p>
        </text:list-item>
        <text:list-item>
          <text:p text:style-name="P8">Tester l’application</text:p>
        </text:list-item>
        <text:list-item>
          <text:p text:style-name="P9"><text:span text:style-name="T6">F</text:span><text:span text:style-name="T4">aire le tableau de bord</text:span></text:p>
        </text:list-item>
      </text:list>
      <text:p text:style-name="P7"/>
      <text:p text:style-name="P5"><text:s text:c="5"/>ID<text:tab/>Liste des fonctionnalités</text:p>
      <text:p text:style-name="P5"/>
      <text:list xml:id="list180061968" text:style-name="L3">
        <text:list-item>
          <text:p text:style-name="P10"><text:span text:style-name="T6">O</text:span><text:span text:style-name="T4">uvrir une interface graphique simplifiée JavaFX</text:span></text:p>
        </text:list-item>
        <text:list-item>
          <text:p text:style-name="P10"><text:span text:style-name="T6">A</text:span><text:span text:style-name="T4">voir une palette de formes (ligne, rectangle, cercles, etc..)</text:span></text:p>
        </text:list-item>
        <text:list-item>
          <text:p text:style-name="P10"><text:span text:style-name="T6">S</text:span><text:span text:style-name="T4">électionner une forme et la dessiner sur l</text:span><text:span text:style-name="T7">e canevas</text:span></text:p>
        </text:list-item>
        <text:list-item>
          <text:p text:style-name="P11"><text:span text:style-name="T4">Effacer tout le contenu d’un dessin</text:span></text:p>
        </text:list-item>
        <text:list-item>
          <text:p text:style-name="P11"><text:span text:style-name="T4">Créer un nouveau canevas à partir d’un menu File &gt; New &gt; Draw</text:span></text:p>
        </text:list-item>
        <text:list-item>
          <text:p text:style-name="P11"><text:span text:style-name="T4">Changer le point de départ de la forme à dessiner</text:span></text:p>
        </text:list-item>
        <text:list-item>
          <text:p text:style-name="P11"><text:span text:style-name="T4">Changer la couleur et la taille des traits des figures</text:span></text:p>
        </text:list-item>
        <text:list-item>
          <text:p text:style-name="P12"><text:span text:style-name="T4">Avoir une palette de pattern de remplissage des formes</text:span></text:p>
        </text:list-item>
        <text:list-item>
          <text:p text:style-name="P12"><text:span text:style-name="T4">Sélectionner un pattern pour une forme</text:span></text:p>
        </text:list-item>
        <text:list-item>
          <text:p text:style-name="P12"><text:span text:style-name="T4">Avoir un mode « Plein Écran » et un autre « 800x600 »</text:span></text:p>
        </text:list-item>
        <text:list-item>
          <text:p text:style-name="P12"><text:span text:style-name="T4">Le canevas doit s’adapter à la taille de l’écran</text:span></text:p>
        </text:list-item>
        <text:list-item>
          <text:p text:style-name="P12"><text:span text:style-name="T4">Zoomer et dézoomer pour agrandir ou réduire le dessin</text:span></text:p>
        </text:list-item>
        <text:list-item>
          <text:p text:style-name="P12"><text:span text:style-name="T4">Exporter et importer des formes à l’aide d’un fichier XML</text:span></text:p>
        </text:list-item>
        <text:list-item>
          <text:p text:style-name="P12"><text:span text:style-name="T4">Déplacer, agrandir, réduire, tourner une forme grâce au clavier via le panneau des attributs</text:span></text:p>
        </text:list-item>
        <text:list-item>
          <text:p text:style-name="P12"><text:span text:style-name="T4">Sauvegarder le dessin sur un fichier</text:span></text:p>
        </text:list-item>
        <text:list-item>
          <text:p text:style-name="P13"><text:span text:style-name="T4">Lire le fichier pour afficher le dessin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32:00.273128454</meta:creation-date>
    <dc:date>2020-01-25T09:46:07.769706034</dc:date>
    <meta:editing-duration>PT1H3M9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1" meta:paragraph-count="35" meta:word-count="254" meta:character-count="1412" meta:non-whitespace-character-count="1205"/>
  </office:meta>
</office:document-meta>
</file>